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微软雅黑" svg:font-family="微软雅黑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Text_20_body">
      <style:text-properties fo:font-size="16pt" style:font-size-asian="16pt" style:font-size-complex="16pt"/>
    </style:style>
    <style:style style:name="P3" style:family="paragraph" style:parent-style-name="Heading_20_1">
      <style:text-properties fo:font-size="22pt" style:font-size-asian="22pt" style:font-size-complex="22pt"/>
    </style:style>
    <style:style style:name="T1" style:family="text">
      <style:text-properties style:font-name="Tahoma"/>
    </style:style>
    <style:style style:name="T2" style:family="text">
      <style:text-properties style:font-name="Tahoma" fo:font-size="22pt" fo:font-weight="bold"/>
    </style:style>
    <style:style style:name="T3" style:family="text">
      <style:text-properties style:font-name="Tahoma" fo:font-size="11pt"/>
    </style:style>
    <style:style style:name="T4" style:family="text">
      <style:text-properties style:font-name="Tahoma" fo:font-weight="bold"/>
    </style:style>
    <style:style style:name="T5" style:family="text">
      <style:text-properties style:font-name-asian="微软雅黑"/>
    </style:style>
    <style:style style:name="T6" style:family="text">
      <style:text-properties style:font-name-asian="微软雅黑" style:font-size-asian="22pt" style:font-weight-asian="bold"/>
    </style:style>
    <style:style style:name="T7" style:family="text">
      <style:text-properties style:font-name-asian="微软雅黑" style:font-size-asian="11pt"/>
    </style:style>
    <style:style style:name="T8" style:family="text">
      <style:text-properties style:font-name-asian="微软雅黑" style:font-weight-asian="bold"/>
    </style:style>
    <style:style style:name="T9" style:family="text">
      <style:text-properties style:font-size-asian="11pt"/>
    </style:style>
    <style:style style:name="T10" style:family="text">
      <style:text-properties fo:color="#ff0000"/>
    </style:style>
    <style:style style:name="T11" style:family="text">
      <style:text-properties fo:color="#ff0000" style:font-name-asian="微软雅黑"/>
    </style:style>
    <style:style style:name="T12" style:family="text">
      <style:text-properties fo:color="#ff0000" style:font-name="Tahom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4">1.JQuery</text:span><text:span text:style-name="T8">是什么</text:span></text:h>
      <text:p text:style-name="P2"><text:span text:style-name="T1">jQuery</text:span><text:span text:style-name="T5">由美国人</text:span><text:span text:style-name="T1">John Resig</text:span><text:span text:style-name="T5">创建，至今已吸引了来自世界各地的众多</text:span><text:span text:style-name="T1">javascript</text:span><text:span text:style-name="T5">高手加入其</text:span><text:span text:style-name="T1">team</text:span><text:span text:style-name="T5">。</text:span></text:p>
      <text:p text:style-name="P2"><text:span text:style-name="T11">其宗旨是</text:span><text:span text:style-name="T10">——</text:span><text:span text:style-name="T12">WRITE LESS,DO MORE,</text:span><text:span text:style-name="T11">写更少的代码</text:span><text:span text:style-name="T12">,</text:span><text:span text:style-name="T11">做更多的事情</text:span><text:span text:style-name="T5">。</text:span></text:p>
      <text:p text:style-name="P2"><text:span text:style-name="T5">它是轻量级的</text:span><text:span text:style-name="T1">js</text:span><text:span text:style-name="T5">库</text:span><text:span text:style-name="T1">(</text:span><text:span text:style-name="T5">压缩后只有</text:span><text:span text:style-name="T1">21k) </text:span><text:span text:style-name="T5">，还兼容各种浏览器</text:span> </text:p>
      <text:p text:style-name="P2"><text:span text:style-name="T1">jQuery</text:span><text:span text:style-name="T5">是一个快速的，简洁的</text:span><text:span text:style-name="T1">javaScript</text:span><text:span text:style-name="T5">库，使用户能更方便地处理</text:span><text:span text:style-name="T1">HTML documents</text:span><text:span text:style-name="T5">、</text:span><text:span text:style-name="T1">events</text:span><text:span text:style-name="T5">、实现动画效果，并且方便地为网站提供</text:span><text:span text:style-name="T1">AJAX</text:span><text:span text:style-name="T5">交互。</text:span></text:p>
      <text:p text:style-name="P2"><text:span text:style-name="T1">jQuery</text:span><text:span text:style-name="T5">还有一个比较大的优势是，它的文档说明很全，而且各种应用也说得很详细，同时还有许多成熟的插件可供选择。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微软雅黑" svg:font-family="微软雅黑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46S</meta:editing-duration>
    <meta:editing-cycles>3</meta:editing-cycles>
    <meta:generator>LibreOffice/5.3.0.3$Windows_X86_64 LibreOffice_project/7074905676c47b82bbcfbea1aeefc84afe1c50e1</meta:generator>
    <dc:date>2018-03-31T15:48:55.582000000</dc:date>
    <meta:document-statistic meta:table-count="0" meta:image-count="0" meta:object-count="0" meta:page-count="1" meta:paragraph-count="6" meta:word-count="183" meta:character-count="278" meta:non-whitespace-character-count="272"/>
    <meta:user-defined meta:name="Info 1"/>
    <meta:user-defined meta:name="Info 2"/>
    <meta:user-defined meta:name="Info 3"/>
    <meta:user-defined meta:name="Info 4"/>
  </office:meta>
</office:document-meta>
</file>